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18.47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2.47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0.23mm"/>
    </style:style>
    <style:style style:name="co7" style:family="table-column">
      <style:table-column-properties fo:break-before="auto" style:column-width="65.67mm"/>
    </style:style>
    <style:style style:name="co8" style:family="table-column">
      <style:table-column-properties fo:break-before="auto" style:column-width="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29.26mm"/>
    </style:style>
    <style:style style:name="co12" style:family="table-column">
      <style:table-column-properties fo:break-before="auto" style:column-width="41.7mm"/>
    </style:style>
    <style:style style:name="co13" style:family="table-column">
      <style:table-column-properties fo:break-before="auto" style:column-width="14.2mm"/>
    </style:style>
    <style:style style:name="co14" style:family="table-column">
      <style:table-column-properties fo:break-before="auto" style:column-width="22.35mm"/>
    </style:style>
    <style:style style:name="co15" style:family="table-column">
      <style:table-column-properties fo:break-before="auto" style:column-width="108.69mm"/>
    </style:style>
    <style:style style:name="co16" style:family="table-column">
      <style:table-column-properties fo:break-before="auto" style:column-width="29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ext-properties style:font-name="Liberation Mono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Liberation Mono" fo:font-size="10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ur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7"/>
        <table:table-column table:style-name="co7" table:default-cell-style-name="ce27"/>
        <table:table-column table:style-name="co8" table:number-columns-repeated="1016" table:default-cell-style-name="ce30"/>
        <table:table-row table:style-name="ro1">
          <table:table-cell table:style-name="ce1" office:value-type="string" calcext:value-type="string">
            <text:p>Sheet</text:p>
          </table:table-cell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Reference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Commen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.1W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87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MC0063W060311K9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k4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3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3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3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6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k9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6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.1M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N732ETTD6800A10</text:p>
          </table:table-cell>
          <table:table-cell/>
          <table:table-cell table:style-name="ce28" office:value-type="percentage" office:value="0.0005" calcext:value-type="percentage">
            <text:p>0.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K73H2ATTD6800D</text:p>
          </table:table-cell>
          <table:table-cell office:value-type="string" calcext:value-type="string">
            <text:p>0805</text:p>
          </table:table-cell>
          <table:table-cell table:style-name="ce28" office:value-type="percentage" office:value="0.005" calcext:value-type="percentage">
            <text:p>0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k8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49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8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k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5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7M5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2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8k66</text:p>
          </table:table-cell>
          <table:table-cell office:value-type="string" calcext:value-type="string">
            <text:p>MCSR04X8661FTL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0.0625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k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10k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M1</text:p>
          </table:table-cell>
          <table:table-cell/>
          <table:table-cell office:value-type="string" calcext:value-type="string">
            <text:p>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ed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lu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hite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ellow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0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ingle schottky diode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ual red/blue 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60V 300mA</text:p>
          </table:table-cell>
          <table:table-cell office:value-type="string" calcext:value-type="string">
            <text:p><text:a xlink:href="../../../../../media/user/Data/Documents/AVR/datasheets_docs/data/2N7002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ch MOS 100V 17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2222A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6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R120DP-T1-R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Nch MOS 80V 106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SI7155DP-TI-GE3</text:p>
          </table:table-cell>
          <table:table-cell office:value-type="string" calcext:value-type="string">
            <text:p>PowerPack SO-8</text:p>
          </table:table-cell>
          <table:table-cell office:value-type="string" calcext:value-type="string">
            <text:p>Pch MOS 40V 31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NPN BJT 40V 200mA</text:p>
          </table:table-cell>
          <table:table-cell office:value-type="string" calcext:value-type="string">
            <text:p><text:a xlink:href="../../../../../media/user/Data/Documents/AVR/datasheets_docs/data/MMBT3904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MMBT3906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NP BJT 40V 200mA</text:p>
          </table:table-cell>
          <table:table-cell office:value-type="string" calcext:value-type="string">
            <text:p><text:a xlink:href="../../../../../media/user/Data/Documents/AVR/datasheets_docs/data/MMBT3906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VP3203N8-G</text:p>
          </table:table-cell>
          <table:table-cell office:value-type="string" calcext:value-type="string">
            <text:p>SOT-89</text:p>
          </table:table-cell>
          <table:table-cell office:value-type="string" calcext:value-type="string">
            <text:p>Pch MOS 30V 1.1A</text:p>
          </table:table-cell>
          <table:table-cell office:value-type="string" calcext:value-type="string">
            <text:p><text:a xlink:href="../../../../../media/user/Data/Documents/AVR/datasheets_docs/data/VP3203_pch_mos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office:value-type="string" calcext:value-type="string">
            <text:p><text:a xlink:href="../../../../../media/user/Data/Documents/AVR/datasheets_docs/data/BAT54_schottky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T54CLT3G</text:p>
          </table:table-cell>
          <table:table-cell office:value-type="string" calcext:value-type="string">
            <text:p>SOT-23</text:p>
          </table:table-cell>
          <table:table-cell table:style-name="ce29" office:value-type="string" calcext:value-type="string">
            <text:p>Dual schottky 200mA 30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P4232BGM-HF-3TR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30V 22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1N4148</text:p>
          </table:table-cell>
          <table:table-cell office:value-type="string" calcext:value-type="string">
            <text:p>MINIMELF</text:p>
          </table:table-cell>
          <table:table-cell/>
          <table:table-cell office:value-type="string" calcext:value-type="string">
            <text:p><text:a xlink:href="../../../../../media/user/Data/Documents/AVR/datasheets_docs/data/1N4148_signal_diode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DN1509N8-G</text:p>
          </table:table-cell>
          <table:table-cell office:value-type="string" calcext:value-type="string">
            <text:p><text:s/>SOT-89-3 </text:p>
          </table:table-cell>
          <table:table-cell office:value-type="string" calcext:value-type="string">
            <text:p>Nch Depletion MOS 90V .3A 6Ohm</text:p>
          </table:table-cell>
          <table:table-cell office:value-type="string" calcext:value-type="string">
            <text:p><text:a xlink:href="https://www.mouser.fr/datasheet/2/268/20005403B-768339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TG9944TG-G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Nch MOS 240V 1A 6Ohm</text:p>
          </table:table-cell>
          <table:table-cell office:value-type="string" calcext:value-type="string">
            <text:p><text:a xlink:href="https://ww1.microchip.com/downloads/en/DeviceDoc/TD9944%20B080713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MCFT000034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MCFT000030</text:p>
          </table:table-cell>
          <table:table-cell office:value-type="string" calcext:value-type="string">
            <text:p>0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µH</text:p>
          </table:table-cell>
          <table:table-cell office:value-type="string" calcext:value-type="string">
            <text:p>0805AF-102XJR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650mA 39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90nH</text:p>
          </table:table-cell>
          <table:table-cell office:value-type="string" calcext:value-type="string">
            <text:p>0805CS-391XGE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5% 290mA 1.5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AO3401A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Pch MOS 30V 50mohm</text:p>
          </table:table-cell>
          <table:table-cell office:value-type="string" calcext:value-type="string">
            <text:p><text:a xlink:href="../../../../../media/user/Data/Documents/AVR/datasheets_docs/data/AO3401_signal_pch_fet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JA4220-ALB</text:p>
          </table:table-cell>
          <table:table-cell/>
          <table:table-cell office:value-type="string" calcext:value-type="string">
            <text:p>Wideband RF transformer</text:p>
          </table:table-cell>
          <table:table-cell office:value-type="string" calcext:value-type="string">
            <text:p><text:a xlink:href="../../../../../media/user/Data/Documents/AVR/datasheets_docs/data/JA4220_wideband_transformer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1000BN3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kOhm 200mA 80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B</text:p>
          </table:table-cell>
          <table:table-cell/>
          <table:table-cell office:value-type="string" calcext:value-type="string">
            <text:p>BMB2A0060LN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60Ohm 850mA 50mOh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W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RCS-0C</text:p>
          </table:table-cell>
          <table:table-cell/>
          <table:table-cell office:value-type="string" calcext:value-type="string">
            <text:p>1206 Test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  <table:table-cell table:style-name="ce19" office:value-type="string" calcext:value-type="string">
            <text:p>Q22FA2380013312</text:p>
          </table:table-cell>
          <table:table-cell/>
          <table:table-cell office:value-type="string" calcext:value-type="string">
            <text:p>16MHz crystal</text:p>
          </table:table-cell>
          <table:table-cell office:value-type="string" calcext:value-type="string">
            <text:p><text:a xlink:href="../../../../../media/user/Data/Documents/AVR/datasheets_docs/data/Q22FA2380013312_16MHz_crystal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/>
          <table:table-cell table:style-name="ce26" office:value-type="string" calcext:value-type="string">
            <text:p>MF-USMF020-2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Polyfuse 0.4A 30V</text:p>
          </table:table-cell>
          <table:table-cell office:value-type="string" calcext:value-type="string">
            <text:p><text:a xlink:href="../../../../../media/user/Data/Documents/AVR/datasheets_docs/data/MF-USMF020-2_polyfuse_200mA_1210.pdf" xlink:type="simple">Datasheet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GM-HF-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AT16-102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AT16-103J4LF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4 Resistor networ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GA5L1X7R1H106K160AC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500 pcs 50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204X104K250CT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5V MLCC 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16V MLCC 10%</text:p>
          </table:table-cell>
          <table:table-cell table:number-columns-repeated="1016"/>
        </table:table-row>
        <table:table-row table:style-name="ro1" table:number-rows-repeated="1048379">
          <table:table-cell table:number-columns-repeated="1023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named-expressions>
          <table:named-range table:name="_xlnm._FilterDatabase" table:base-cell-address="$Classeur.$A$1" table:cell-range-address="$Classeur.$A$1:.$G$145"/>
        </table:named-expressions>
      </table:table>
      <table:table table:name="Tiroclass" table:style-name="ta1" table:print-ranges="Tiroclass.H89:Tiroclass.H89">
        <office:forms form:automatic-focus="false" form:apply-design-mode="false"/>
        <table:table-column table:style-name="co10" table:default-cell-style-name="ce12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2"/>
        <table:table-column table:style-name="co15" table:default-cell-style-name="ce29"/>
        <table:table-column table:style-name="co16" table:default-cell-style-name="ce41"/>
        <table:table-column table:style-name="co9" table:default-cell-style-name="ce42"/>
        <table:table-column table:style-name="co9" table:number-columns-repeated="1016" table:default-cell-style-name="ce41"/>
        <table:table-row table:style-name="ro1">
          <table:table-cell table:style-name="ce13" office:value-type="string" calcext:value-type="string">
            <text:p>Location</text:p>
          </table:table-cell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P/N</text:p>
          </table:table-cell>
          <table:table-cell table:style-name="ce16" office:value-type="string" calcext:value-type="string">
            <text:p>Qty</text:p>
          </table:table-cell>
          <table:table-cell table:style-name="ce13" office:value-type="string" calcext:value-type="string">
            <text:p>Package</text:p>
          </table:table-cell>
          <table:table-cell table:style-name="ce16" office:value-type="string" calcext:value-type="string">
            <text:p>Com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0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6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40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ivider</text:p>
          </table:table-cell>
          <table:table-cell/>
          <table:table-cell office:value-type="string" calcext:value-type="string">
            <text:p><text:a xlink:href="../../../../../media/user/Data/Documents/AVR/datasheets_docs/data/CD4040_binary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543B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BCD to 7-Segment Latch Decoder Driver</text:p>
          </table:table-cell>
          <table:table-cell/>
          <table:table-cell office:value-type="string" calcext:value-type="string">
            <text:p><text:a xlink:href="../../../../../media/user/Data/Documents/AVR/datasheets_docs/data/CD4543BE_7segment_decod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26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2" office:value-type="string" calcext:value-type="string">
            <text:p>Decade counter with 7-Segment Decoder</text:p>
          </table:table-cell>
          <table:table-cell/>
          <table:table-cell office:value-type="string" calcext:value-type="string">
            <text:p><text:a xlink:href="../../../../../media/user/Data/Documents/AVR/datasheets_docs/data/CD4026_7segment_decade_coun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T157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16</text:p>
          </table:table-cell>
          <table:table-cell table:style-name="ce42" office:value-type="string" calcext:value-type="string">
            <text:p>Quad 2-input multiplexer</text:p>
          </table:table-cell>
          <table:table-cell/>
          <table:table-cell office:value-type="string" calcext:value-type="string">
            <text:p><text:a xlink:href="../../../../../media/user/Data/Documents/AVR/datasheets_docs/data/74LS157_quad_2mux.pdf" xlink:type="simple">Datasheet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4W</text:p>
          </table:table-cell>
          <table:table-cell table:style-name="ce42" office:value-type="string" calcext:value-type="string">
            <text:p>16-line to 1-line data selector / multiplexe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Quad 2-input NAND gate</text:p>
          </table:table-cell>
          <table:table-cell/>
          <table:table-cell office:value-type="string" calcext:value-type="string">
            <text:p><text:a xlink:href="../../../../../media/user/Data/Documents/AVR/datasheets_docs/data/74LVC1G00_NAND_gat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4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Triple 2-channel analog multiplexer</text:p>
          </table:table-cell>
          <table:table-cell/>
          <table:table-cell office:value-type="string" calcext:value-type="string">
            <text:p><text:a xlink:href="../../../../../media/user/Data/Documents/AVR/datasheets_docs/data/CD4053_analog_mux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2" office:value-type="string" calcext:value-type="string">
            <text:p>Hex inverter</text:p>
          </table:table-cell>
          <table:table-cell/>
          <table:table-cell office:value-type="string" calcext:value-type="string">
            <text:p><text:a xlink:href="../../../../../media/user/Data/Documents/AVR/datasheets_docs/data/74HC04_hex_invert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J-K Flip-Fl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MC1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/Resettable Monostable Multivib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−Input 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3-to-8 line decoder/de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Dual D Flip−Flop with Set and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P20</text:p>
          </table:table-cell>
          <table:table-cell table:style-name="ce43" office:value-type="string" calcext:value-type="string">
            <text:p>Octal bus transceiver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Dual retriggerable monostable multivibrator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Quad D-type flip-flop with 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N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Quad 2-input 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; positive edge-trigg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8-bit magnitude compar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S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buffer 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transparent latch; 3-sta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20</text:p>
          </table:table-cell>
          <table:table-cell table:style-name="ce43" office:value-type="string" calcext:value-type="string">
            <text:p>Octal D-type flip-flop w/reset; positive-edge 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8-bit serial-in, parallel-out shift regi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Schmitt−Trigger I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invert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4-bit binary full adder with fast car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Presettable synchronous 4-bit binary cou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table:style-name="ce43" office:value-type="string" calcext:value-type="string">
            <text:p>Quad 2-input multiplexer; 3-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Hex buffer with open-drain outpu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U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xmega256A3BU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90USB1286-AU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90USB128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2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649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9PA_3290pA_6490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634R-SU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163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4_44_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8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23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8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25_45_8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TINY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Attiny1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4PA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A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164_324_644_1284_P_P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../../../../../media/user/Data/Documents/AVR/datasheets_docs/data/Atmega3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DN3765K4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52-3</text:p>
          </table:table-cell>
          <table:table-cell office:value-type="string" calcext:value-type="string">
            <text:p>Nch Depletion MOS 650V .3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P2206N3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640mA</text:p>
          </table:table-cell>
          <table:table-cell/>
          <table:table-cell office:value-type="string" calcext:value-type="string">
            <text:p><text:a xlink:href="../../../../../media/user/Data/Documents/AVR/datasheets_docs/data/VP2206N3-G_60V_PMO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TP06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Pch MOS 60V 1.5A Logic level 3.5Ohm</text:p>
          </table:table-cell>
          <table:table-cell/>
          <table:table-cell office:value-type="string" calcext:value-type="string">
            <text:p><text:a xlink:href="../../../../../media/user/Data/Documents/AVR/datasheets_docs/data/TP0606_PMOS_60V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VN2210N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O92-3</text:p>
          </table:table-cell>
          <table:table-cell office:value-type="string" calcext:value-type="string">
            <text:p>Nch MOS 100V 4.5A Logic level 400mOhm</text:p>
          </table:table-cell>
          <table:table-cell/>
          <table:table-cell office:value-type="string" calcext:value-type="string">
            <text:p><text:a xlink:href="../../../../../media/user/Data/Documents/AVR/datasheets_docs/data/VN2210_nch_mosfe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6F1887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7K40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7K4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table:style-name="ce41" office:value-type="string" calcext:value-type="string">
            <text:p>PIC18F4680</text:p>
          </table:table-cell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18F468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HJ128G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HJ128G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</text:p>
          </table:table-cell>
          <table:table-cell table:style-name="ce41"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2"/>
          <table:table-cell office:value-type="string" calcext:value-type="string">
            <text:p><text:a xlink:href="../../../../../media/user/Data/Documents/AVR/datasheets_docs/data/PIC24FJ64GA002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04KA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µP comp PP 5V</text:p>
          </table:table-cell>
          <table:table-cell/>
          <table:table-cell office:value-type="string" calcext:value-type="string">
            <text:p><text:a xlink:href="../../../../../media/user/Data/Documents/AVR/datasheets_docs/data/MCP6542_dual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µP comp OD 5V</text:p>
          </table:table-cell>
          <table:table-cell/>
          <table:table-cell office:value-type="string" calcext:value-type="string">
            <text:p><text:a xlink:href="../../../../../media/user/Data/Documents/AVR/datasheets_docs/data/MCP6549_QUad_comparator_OD_u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36V OD</text:p>
          </table:table-cell>
          <table:table-cell/>
          <table:table-cell office:value-type="string" calcext:value-type="string">
            <text:p><text:a xlink:href="../../../../../media/user/Data/Documents/AVR/datasheets_docs/data/MIC6270_compara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M3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</text:p>
          </table:table-cell>
          <table:table-cell/>
          <table:table-cell office:value-type="string" calcext:value-type="string">
            <text:p><text:a xlink:href="../../../../../media/user/Data/Documents/AVR/datasheets_docs/data/LM358N_dual_op-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Quad opamp 10MHz 5V</text:p>
          </table:table-cell>
          <table:table-cell/>
          <table:table-cell office:value-type="string" calcext:value-type="string">
            <text:p><text:a xlink:href="../../../../../media/user/Data/Documents/AVR/datasheets_docs/data/MC6024_QUad_RRIO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tr. Amp 5V </text:p>
          </table:table-cell>
          <table:table-cell/>
          <table:table-cell office:value-type="string" calcext:value-type="string">
            <text:p><text:a xlink:href="../../../../../media/user/Data/Documents/AVR/datasheets_docs/data/MCP6N16_diff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0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Mhz RRIO 5V</text:p>
          </table:table-cell>
          <table:table-cell/>
          <table:table-cell office:value-type="string" calcext:value-type="string">
            <text:p><text:a xlink:href="https://ww1.microchip.com/downloads/aemDocuments/documents/OTH/ProductDocuments/DataSheets/22093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/>
          <table:table-cell office:value-type="string" calcext:value-type="string">
            <text:p><text:a xlink:href="../../../../../media/user/Data/Documents/AVR/datasheets_docs/data/MCP6V02_lowP_autoZero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T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2.7MHz 12V opamp RRO</text:p>
          </table:table-cell>
          <table:table-cell/>
          <table:table-cell office:value-type="string" calcext:value-type="string">
            <text:p><text:a xlink:href="../../../../../media/user/Data/Documents/AVR/datasheets_docs/data/MCP6H74_quad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RRIO 10MHz 5V</text:p>
          </table:table-cell>
          <table:table-cell/>
          <table:table-cell office:value-type="string" calcext:value-type="string">
            <text:p><text:a xlink:href="../../../../../media/user/Data/Documents/AVR/datasheets_docs/data/MCP6292_dual_10MHz_op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1-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nstr. Amp 5V min gain 1</text:p>
          </table:table-cell>
          <table:table-cell/>
          <table:table-cell office:value-type="string" calcext:value-type="string">
            <text:p><text:a xlink:href="../../../../../media/user/Data/Documents/AVR/datasheets_docs/data/MCP6N11_instrumentation_am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10MHz RRO 12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Auto0 dual chopper am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1.2MHz 16V R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27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0drift dual 5V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opamp 16V RRO 1.2MH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P4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Liion battery charger 1cell 1A lin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1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6</text:p>
          </table:table-cell>
          <table:table-cell office:value-type="string" calcext:value-type="string">
            <text:p>4A 20W integrated</text:p>
          </table:table-cell>
          <table:table-cell/>
          <table:table-cell office:value-type="string" calcext:value-type="string">
            <text:p><text:a xlink:href="../MAX1709_4A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IC2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2.5A 100kHz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MAX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ext fet 16.5V 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A 200kHz integrated</text:p>
          </table:table-cell>
          <table:table-cell/>
          <table:table-cell office:value-type="string" calcext:value-type="string">
            <text:p><text:a xlink:href="../MAX770_dcdc_step_up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674-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.5A integrated 3.3V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uck</text:p>
          </table:table-cell>
          <table:table-cell table:style-name="ce26" office:value-type="string" calcext:value-type="string">
            <text:p>TSRN 1-2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P3</text:p>
          </table:table-cell>
          <table:table-cell office:value-type="string" calcext:value-type="string">
            <text:p>Traco power 1A 5V out 6-36V in power brick 92%e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2N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0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CL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table:style-name="ce43" office:value-type="string" calcext:value-type="string">
            <text:p>25mA 90V linear Led driver/current source 1/5V 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21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5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6" office:value-type="string" calcext:value-type="string">
            <text:p>MC44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kHz offline switch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OP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0W offline switcher integr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NY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W offline switcher integrat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RT9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14</text:p>
          </table:table-cell>
          <table:table-cell table:style-name="ce43" office:value-type="string" calcext:value-type="string">
            <text:p>5V/12V Synchronous Buck PWM DC/DC and Linear Power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table:style-name="ce26" office:value-type="string" calcext:value-type="string">
            <text:p>HV9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450V smps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HV912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TL4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I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3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IC3844</text:p>
          </table:table-cell>
          <table:table-cell/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AX256ASA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3W Primary-Side Transformer H-Bridge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TL4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Adj shunt vref 2.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4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2bits 2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7AC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C7106AC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 ½ Digit 7-segment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13bits 2ch diff 4ch single 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4ch diff 8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16bits 150ksps ΔΣ 2ch diff 4ch sin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8 bits 1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table:style-name="ce44" office:value-type="string" calcext:value-type="string">
            <text:p>18 bits 4ch diff I2C P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CP3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20</text:p>
          </table:table-cell>
          <table:table-cell table:style-name="ce44" office:value-type="string" calcext:value-type="string">
            <text:p>16/24bits 2ch AFE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1110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SOP20</text:p>
          </table:table-cell>
          <table:table-cell office:value-type="string" calcext:value-type="string">
            <text:p>8bits serial 4ch diff 8ch single low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5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bits parallel int 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7FEB21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OP8</text:p>
          </table:table-cell>
          <table:table-cell table:style-name="ce44" office:value-type="string" calcext:value-type="string">
            <text:p>12bits 1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MCP4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2bits 2ch internal ref SP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ISL5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14bits 210Msps parallel current 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LTC1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12bits 1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662-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<text:span text:style-name="T2">8bits 2ch</text:span> rheostat 10k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7bits 1ch potentiometer Up/Down 5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Dual D Flip−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64GA0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A7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2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B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6F184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table:number-columns-repeated="2"/>
          <table:table-cell office:value-type="string" calcext:value-type="string">
            <text:p><text:a xlink:href="../PIC12F510_PIC16F5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2F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:2k, R:128b, EE:256b, 6-IO 10b-ADC 2-Timers</text:p>
          </table:table-cell>
          <table:table-cell/>
          <table:table-cell office:value-type="string" calcext:value-type="string">
            <text:p><text:a xlink:href="../PIC12F68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S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2ch 8 gain 1-32 SPI</text:p>
          </table:table-cell>
          <table:table-cell/>
          <table:table-cell office:value-type="string" calcext:value-type="string">
            <text:p><text:a xlink:href="../../../../../media/user/Data/Documents/AVR/datasheets_docs/data/MCP6S22_RRIO_low_gain_PG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4-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4ch 1/10/50 pin strap </text:p>
          </table:table-cell>
          <table:table-cell/>
          <table:table-cell table:style-name="ce30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GA</text:p>
          </table:table-cell>
          <table:table-cell office:value-type="string" calcext:value-type="string">
            <text:p>MCP6G02-E/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ch 1/10/50 pin strap</text:p>
          </table:table-cell>
          <table:table-cell/>
          <table:table-cell table:style-name="ce30" office:value-type="string" calcext:value-type="string">
            <text:p><text:a xlink:href="https://ww1.microchip.com/downloads/aemDocuments/documents/OTH/ProductDocuments/DataSheets/22004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TC94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VtoF FtoV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MAX261BE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Universal filter switched c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4576W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36Vin 1.23-33Vout 200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LM2576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4-40Vin 1.23-36Vout 52kHz 3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MIC2171W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40Vin 100kHz 2.5A Sw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W REG</text:p>
          </table:table-cell>
          <table:table-cell office:value-type="string" calcext:value-type="string">
            <text:p>LT1170HV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220-5</text:p>
          </table:table-cell>
          <table:table-cell office:value-type="string" calcext:value-type="string">
            <text:p>3-60Vin 5A switching r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0-5002E-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30V/48V→5V LDO 7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<text:s/>MCP1792-3302H/DB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55V→3V3 LDO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TC1300R-3.3VU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6V→3.3V LDO with reset and shutdown 30µA 3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25-5.0YM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3.3YM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3.3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5-5.0YM5-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6V→5V LDO with shutdown &amp; bypass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IC5209-5.0Y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23-3</text:p>
          </table:table-cell>
          <table:table-cell office:value-type="string" calcext:value-type="string">
            <text:p>16V→5V LDO 5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11T-33I/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6V→3.3V LDO with shutdown, low Iq, 15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810T-33I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6V→3.3V LDO, very low Iq, 10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LDO</text:p>
          </table:table-cell>
          <table:table-cell office:value-type="string" calcext:value-type="string">
            <text:p>MCP1799T-5002H/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45V→5V LDO 25µA Iq, 80mA</text:p>
          </table:table-cell>
          <table:table-cell/>
          <table:table-cell office:value-type="string" calcext:value-type="string">
            <text:p><text:a xlink:href="../MCP1799_LDO_highVin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BUK766R060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2PAK</text:p>
          </table:table-cell>
          <table:table-cell office:value-type="string" calcext:value-type="string">
            <text:p>Nch MOS 60V 75A Logic level 4.6mOhm</text:p>
          </table:table-cell>
          <table:table-cell/>
          <table:table-cell office:value-type="string" calcext:value-type="string">
            <text:p><text:a xlink:href="../../../../../media/user/Data/Documents/AVR/datasheets_docs/data/BUK766R0-60E_NMOS_60V_5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FET</text:p>
          </table:table-cell>
          <table:table-cell table:style-name="ce22" office:value-type="string" calcext:value-type="string">
            <text:p><text:span text:style-name="T1"><text:a xlink:href="../../../../../media/user/Data/Documents/AVR/datasheets_docs/data/VN3205N8-G_Nch_50V_500mOhm.pdf" xlink:type="simple">VN3205N8-G</text:a></text:span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50V 1.5A Logic level 300mOhm</text:p>
          </table:table-cell>
          <table:table-cell/>
          <table:table-cell office:value-type="string" calcext:value-type="string">
            <text:p><text:a xlink:href="../../../../../media/user/Data/Documents/AVR/datasheets_docs/data/VN3205N8-G_Nch_50V_500mOhm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TN0104N8-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Nch MOS 40V 2.5Ohm Vth 1V GDS</text:p>
          </table:table-cell>
          <table:table-cell office:value-type="string" calcext:value-type="string">
            <text:p>TN1L337 UH3</text:p>
          </table:table-cell>
          <table:table-cell office:value-type="string" calcext:value-type="string">
            <text:p><text:a xlink:href="../TN0104_Nmos_40V_5Ohm_lowVt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ENC28J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Ether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8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IO Expander</text:p>
          </table:table-cell>
          <table:table-cell office:value-type="string" calcext:value-type="string">
            <text:p>MCP23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16ch I2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ULN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Darlington array 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5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20ch 90V serial driver (VF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ch 50V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HV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Re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9P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8ch 80V 500mA seria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HV Drivers</text:p>
          </table:table-cell>
          <table:table-cell office:value-type="string" calcext:value-type="string">
            <text:p>MIC5801YW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4</text:p>
          </table:table-cell>
          <table:table-cell office:value-type="string" calcext:value-type="string">
            <text:p>8ch 50V 500mA parallel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table:style-name="ce19" office:value-type="string" calcext:value-type="string">
            <text:p>MAX6954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128 segments SPI display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5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35 output led driver serial stat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PCA8546ATT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56</text:p>
          </table:table-cell>
          <table:table-cell table:style-name="ce43" office:value-type="string" calcext:value-type="string">
            <text:p>4 x 44 automotive LC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LCD Driver</text:p>
          </table:table-cell>
          <table:table-cell office:value-type="string" calcext:value-type="string">
            <text:p>MAX7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8-Digit, Triplexed LCD Decode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21H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trip point temperature sensor with ext NTC</text:p>
          </table:table-cell>
          <table:table-cell/>
          <table:table-cell office:value-type="string" calcext:value-type="string">
            <text:p><text:a xlink:href="../TC620-TC621_temperature_monitor_dualPoint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U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an ctrl</text:p>
          </table:table-cell>
          <table:table-cell office:value-type="string" calcext:value-type="string">
            <text:p>TC648BE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Fan speed controller (NTC) with auto shutdown</text:p>
          </table:table-cell>
          <table:table-cell/>
          <table:table-cell office:value-type="string" calcext:value-type="string">
            <text:p><text:a xlink:href="../TC648_fan_temperature_controlle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48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P20</text:p>
          </table:table-cell>
          <table:table-cell office:value-type="string" calcext:value-type="string">
            <text:p>10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LMP-26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-Element Red Bar Graph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MAN648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SA56-11SRW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5161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F5101A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Segment display 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LED Display</text:p>
          </table:table-cell>
          <table:table-cell office:value-type="string" calcext:value-type="string">
            <text:p>HDSP55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Segment display 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AX7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24</text:p>
          </table:table-cell>
          <table:table-cell office:value-type="string" calcext:value-type="string">
            <text:p>8 digit led display driver, serial interface</text:p>
          </table:table-cell>
          <table:table-cell/>
          <table:table-cell office:value-type="string" calcext:value-type="string">
            <text:p><text:a xlink:href="https://www.analog.com/media/en/technical-documentation/data-sheets/MAX7219-MAX722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7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parallel in serial in/out register with latches</text:p>
          </table:table-cell>
          <table:table-cell/>
          <table:table-cell office:value-type="string" calcext:value-type="string">
            <text:p><text:a xlink:href="https://www.ti.com/lit/ds/symlink/cd74hc597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5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office:value-type="string" calcext:value-type="string">
            <text:p>8 bit serial in parallel out register with latches</text:p>
          </table:table-cell>
          <table:table-cell/>
          <table:table-cell office:value-type="string" calcext:value-type="string">
            <text:p><text:a xlink:href="../74HC595_8bit_shift-registers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Hex inverter (no schmitt)</text:p>
          </table:table-cell>
          <table:table-cell/>
          <table:table-cell office:value-type="string" calcext:value-type="string">
            <text:p><text:a xlink:href="https://www.ti.com/lit/ds/symlink/sn74hc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MPS</text:p>
          </table:table-cell>
          <table:table-cell office:value-type="string" calcext:value-type="string">
            <text:p>MC34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Switch mode contro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CD40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14</text:p>
          </table:table-cell>
          <table:table-cell office:value-type="string" calcext:value-type="string">
            <text:p>CMOS Quad Bilateral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28C64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28</text:p>
          </table:table-cell>
          <table:table-cell office:value-type="string" calcext:value-type="string">
            <text:p>EEPRO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Memory</text:p>
          </table:table-cell>
          <table:table-cell table:style-name="ce26" office:value-type="string" calcext:value-type="string">
            <text:p>D431000ACZ-70L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IP40</text:p>
          </table:table-cell>
          <table:table-cell office:value-type="string" calcext:value-type="string">
            <text:p>DR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128GC0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24FJ256GB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46Q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µC PIC</text:p>
          </table:table-cell>
          <table:table-cell office:value-type="string" calcext:value-type="string">
            <text:p>PIC18F57Q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0A</text:p>
          </table:table-cell>
          <table:table-cell office:value-type="string" calcext:value-type="string">
            <text:p>DigPot</text:p>
          </table:table-cell>
          <table:table-cell office:value-type="string" calcext:value-type="string">
            <text:p>MCP40D17-103E/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<text:span text:style-name="T2">7bits </text:span>10k I2C 1ch</text:p>
          </table:table-cell>
          <table:table-cell office:value-type="string" calcext:value-type="string">
            <text:p>AK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CI/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DYK</text:p>
          </table:table-cell>
          <table:table-cell office:value-type="string" calcext:value-type="string">
            <text:p><text:a xlink:href="https://www.mouser.fr/datasheet/2/678/av02-1798en_ds_hdsp-4830_2015-10-09-1827619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LTC2944C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N8</text:p>
          </table:table-cell>
          <table:table-cell table:style-name="ce43" office:value-type="string" calcext:value-type="string">
            <text:p>60V Battery Gas Gauge </text:p>
          </table:table-cell>
          <table:table-cell office:value-type="string" calcext:value-type="string">
            <text:p>LGCR 8884 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D</text:p>
          </table:table-cell>
          <table:table-cell/>
          <table:table-cell office:value-type="string" calcext:value-type="string">
            <text:p>MIC2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Current limiting power distribution switch</text:p>
          </table:table-cell>
          <table:table-cell office:value-type="string" calcext:value-type="string">
            <text:p>FD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0E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11-T-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30V 1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0F</text:p>
          </table:table-cell>
          <table:table-cell/>
          <table:table-cell office:value-type="string" calcext:value-type="string">
            <text:p>LTC3092G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200mA programmable 2-terminal current source</text:p>
          </table:table-cell>
          <table:table-cell/>
          <table:table-cell office:value-type="string" calcext:value-type="string">
            <text:p><text:a xlink:href="../LT3092_programmable_current_sourc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G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CP73831T-2ADI/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Liion battery charger 1cell 500mA linear</text:p>
          </table:table-cell>
          <table:table-cell office:value-type="string" calcext:value-type="string">
            <text:p>K4EU</text:p>
          </table:table-cell>
          <table:table-cell office:value-type="string" calcext:value-type="string">
            <text:p><text:a xlink:href="https://www.mouser.fr/datasheet/2/678/av02-4479en_ds_hlcp-a100_2015-05-28-182817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0H</text:p>
          </table:table-cell>
          <table:table-cell/>
          <table:table-cell office:value-type="string" calcext:value-type="string">
            <text:p>MPC75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MFP20</text:p>
          </table:table-cell>
          <table:table-cell table:style-name="ce43" office:value-type="string" calcext:value-type="string">
            <text:p>0.7 A Dual H-Bridge Motor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ower monitor</text:p>
          </table:table-cell>
          <table:table-cell table:style-name="ce26" office:value-type="string" calcext:value-type="string">
            <text:p>EMC1701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10</text:p>
          </table:table-cell>
          <table:table-cell office:value-type="string" calcext:value-type="string">
            <text:p>I2C power monitor + temp</text:p>
          </table:table-cell>
          <table:table-cell/>
          <table:table-cell office:value-type="string" calcext:value-type="string">
            <text:p><text:a xlink:href="../EMC1701-2_power_sens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A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5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2</text:p>
          </table:table-cell>
          <table:table-cell table:style-name="ce43" office:value-type="string" calcext:value-type="string">
            <text:p>Wide Range I2C Power Monitor 80V</text:p>
          </table:table-cell>
          <table:table-cell/>
          <table:table-cell office:value-type="string" calcext:value-type="string">
            <text:p><text:a xlink:href="../LTC2945_single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B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 inverted I2C !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C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46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Wide Range I2C Power, Charge and Energy Monitor</text:p>
          </table:table-cell>
          <table:table-cell office:value-type="float" office:value="2946" calcext:value-type="float">
            <text:p>29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1D</text:p>
          </table:table-cell>
          <table:table-cell office:value-type="string" calcext:value-type="string">
            <text:p>Power monitor</text:p>
          </table:table-cell>
          <table:table-cell office:value-type="string" calcext:value-type="string">
            <text:p>LTC2992CM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OP16</text:p>
          </table:table-cell>
          <table:table-cell office:value-type="string" calcext:value-type="string">
            <text:p>Dual Wide Range Power Monitor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<text:a xlink:href="../LTC2992_dual_power_monitor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11E</text:p>
          </table:table-cell>
          <table:table-cell/>
          <table:table-cell office:value-type="string" calcext:value-type="string">
            <text:p>MCP130T-300I/T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Reset controller</text:p>
          </table:table-cell>
          <table:table-cell office:value-type="string" calcext:value-type="string">
            <text:p>PKS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412ARW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Quad-Channel Digital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6424ABRN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8</text:p>
          </table:table-cell>
          <table:table-cell table:style-name="ce43" office:value-type="string" calcext:value-type="string">
            <text:p>4ch Isolators with Integrated DC-to-DC Conver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table:style-name="ce41" office:value-type="string" calcext:value-type="string">
            <text:p>Isolator</text:p>
          </table:table-cell>
          <table:table-cell office:value-type="string" calcext:value-type="string">
            <text:p>SI8621BT-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1-1 150Mbps 5k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SI8642BA-B-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16</text:p>
          </table:table-cell>
          <table:table-cell office:value-type="string" calcext:value-type="string">
            <text:p>4ch 1kV 150Mb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1250AR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2C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office:value-type="string" calcext:value-type="string">
            <text:p>ADUM5000AR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Isolated DC-D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Isolator</text:p>
          </table:table-cell>
          <table:table-cell table:style-name="ce23" office:value-type="string" calcext:value-type="string">
            <text:p>ADUM3160BRW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USB iso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2514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6</text:p>
          </table:table-cell>
          <table:table-cell office:value-type="string" calcext:value-type="string">
            <text:p>Usb hub qu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PI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USB serial bri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CP2221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P14</text:p>
          </table:table-cell>
          <table:table-cell table:style-name="ce43" office:value-type="string" calcext:value-type="string">
            <text:p>USB 2.0 to I2C/UART bridge with GPI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IC2026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USB power sw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C6915L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OP16</text:p>
          </table:table-cell>
          <table:table-cell office:value-type="string" calcext:value-type="string">
            <text:p>0drift precision intr. Amp with PGA 14gains 0-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AD830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8</text:p>
          </table:table-cell>
          <table:table-cell table:style-name="ce43" office:value-type="string" calcext:value-type="string">
            <text:p>DC to 500 MHz, 92 dB Logarithmic Amplif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92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Fully Differential Input/Output Amplifier/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8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Precision Wide Bandwidth RMS-to-DC Converter</text:p>
          </table:table-cell>
          <table:table-cell office:value-type="string" calcext:value-type="string">
            <text:p>LTAF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LTC1966CM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Precision Micropower∆∑ RMS-to-DC Converter</text:p>
          </table:table-cell>
          <table:table-cell office:value-type="string" calcext:value-type="string">
            <text:p>LTT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M239A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Quad compara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1202E/C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1.21V Vref </text:p>
          </table:table-cell>
          <table:table-cell office:value-type="string" calcext:value-type="string">
            <text:p>HV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A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CP65R41T-2402E/CH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Single Push/Pull 3µA Comparator with 2.4V Vref </text:p>
          </table:table-cell>
          <table:table-cell office:value-type="string" calcext:value-type="string">
            <text:p>HWN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B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1LYC5-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 Hysteresis</text:p>
          </table:table-cell>
          <table:table-cell office:value-type="string" calcext:value-type="string">
            <text:p>B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C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6270YM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OD 2-36V Comparator 300µA 5mV offset</text:p>
          </table:table-cell>
          <table:table-cell office:value-type="string" calcext:value-type="string">
            <text:p>B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D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L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E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MIC842HYC5-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Single Push/Pull 1.5µA Comparator 1.24V Vref</text:p>
          </table:table-cell>
          <table:table-cell office:value-type="string" calcext:value-type="string">
            <text:p>B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F</text:p>
          </table:table-cell>
          <table:table-cell office:value-type="string" calcext:value-type="string">
            <text:p>Comparator</text:p>
          </table:table-cell>
          <table:table-cell office:value-type="string" calcext:value-type="string">
            <text:p>LTC1541C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µP opamp, comparator with Vr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4R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4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QFP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69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8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QFN32</text:p>
          </table:table-cell>
          <table:table-cell table:style-name="ce43" office:value-type="string" calcext:value-type="string">
            <text:p>70V/8A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7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20</text:p>
          </table:table-cell>
          <table:table-cell table:style-name="ce43" office:value-type="string" calcext:value-type="string">
            <text:p>2.5A 5Vout Synchronous Buck Regu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C2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<text:s/>65V <text:s/>1.25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-30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CP16301HT-E/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4.7-36Vin 2-15Vout 600mA bu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5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5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M4040CYM3-4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hunt Voltage Reference 4.1V±0.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8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A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1019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B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LT1019-2.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.05% 3ppm/°C</text:p>
          </table:table-cell>
          <table:table-cell office:value-type="string" calcext:value-type="string">
            <text:p>019A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C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X584KC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V 7.5V 5V 2.5V pin programmmable referen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HC74PW-Q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OP14</text:p>
          </table:table-cell>
          <table:table-cell table:style-name="ce43" office:value-type="string" calcext:value-type="string">
            <text:p>Dual D-type flip-flop w/s/reset; positive edge-trig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AHCT1G08GV,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ingle AND gate</text:p>
          </table:table-cell>
          <table:table-cell office:value-type="string" calcext:value-type="string">
            <text:p>H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</text:p>
          </table:table-cell>
          <table:table-cell/>
          <table:table-cell office:value-type="string" calcext:value-type="string">
            <text:p>GTL2003P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20</text:p>
          </table:table-cell>
          <table:table-cell table:style-name="ce43" office:value-type="string" calcext:value-type="string">
            <text:p>8-bit bidirectional low voltage transl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25°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90USB1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QFP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A0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32UC3B0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B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256A3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XMEGA128A4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µC AVR</text:p>
          </table:table-cell>
          <table:table-cell office:value-type="string" calcext:value-type="string">
            <text:p>ATMEGA649A-A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QFP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1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I2C thermocouple sensor with CJ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CP9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I2C temperature sensor 0.5°C</text:p>
          </table:table-cell>
          <table:table-cell office:value-type="string" calcext:value-type="string">
            <text:p>9801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PT112S-A02-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SOP-24</text:p>
          </table:table-cell>
          <table:table-cell office:value-type="string" calcext:value-type="string">
            <text:p>12ch capacitive touch sensor I2C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1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TP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1ch Capacitive touch sens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1-B-00-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Hall effect sensor analog 20mT 5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F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7217-B-01-I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Hall effect sensor analog 20mT 5V with disable</text:p>
          </table:table-cell>
          <table:table-cell office:value-type="string" calcext:value-type="string">
            <text:p>BP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MPL311S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can</text:p>
          </table:table-cell>
          <table:table-cell table:style-name="ce43" office:value-type="string" calcext:value-type="string">
            <text:p>I2C precision pressure sensor with altimetry</text:p>
          </table:table-cell>
          <table:table-cell office:value-type="string" calcext:value-type="string">
            <text:p>M3PR HR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2289-24B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A</text:p>
          </table:table-cell>
          <table:table-cell office:value-type="string" calcext:value-type="string">
            <text:p>LED Driver</text:p>
          </table:table-cell>
          <table:table-cell table:style-name="ce26" office:value-type="string" calcext:value-type="string">
            <text:p>MIC2289-34B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boost white led driver c-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B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42V buck led controller ext fet HS shunt</text:p>
          </table:table-cell>
          <table:table-cell/>
          <table:table-cell office:value-type="string" calcext:value-type="string">
            <text:p><text:a xlink:href="https://ww1.microchip.com/downloads/en/DeviceDoc/mic320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C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V buck led regulator int. f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D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91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E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HV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V led dri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G</text:p>
          </table:table-cell>
          <table:table-cell office:value-type="string" calcext:value-type="string">
            <text:p>LED Driver</text:p>
          </table:table-cell>
          <table:table-cell office:value-type="string" calcext:value-type="string">
            <text:p>MIC3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Boost led driver 6-45V 70W ext fet</text:p>
          </table:table-cell>
          <table:table-cell/>
          <table:table-cell office:value-type="string" calcext:value-type="string">
            <text:p><text:a xlink:href="https://ww1.microchip.com/downloads/en/DeviceDoc/mic323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IC1555YM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18V “555” oscillator</text:p>
          </table:table-cell>
          <table:table-cell/>
          <table:table-cell office:value-type="string" calcext:value-type="string">
            <text:p><text:a xlink:href="https://ww1.microchip.com/downloads/en/DeviceDoc/DN3765%20A0701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A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17MHz to 170MHz Resistor Set Oscillator</text:p>
          </table:table-cell>
          <table:table-cell office:value-type="string" calcext:value-type="string">
            <text:p>LTBJC</text:p>
          </table:table-cell>
          <table:table-cell office:value-type="string" calcext:value-type="string">
            <text:p><text:a xlink:href="https://ww1.microchip.com/downloads/en/DeviceDoc/VP2206%20E082313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B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MX575ABB-200.00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VDS 0/E pin 1 AHE oscillator</text:p>
          </table:table-cell>
          <table:table-cell/>
          <table:table-cell office:value-type="string" calcext:value-type="string">
            <text:p><text:a xlink:href="https://assets.nexperia.com/documents/data-sheet/BUK766R0-60E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C</text:p>
          </table:table-cell>
          <table:table-cell office:value-type="string" calcext:value-type="string">
            <text:p>Oscillator</text:p>
          </table:table-cell>
          <table:table-cell office:value-type="string" calcext:value-type="string">
            <text:p>LTC6905CS5-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80-40-20MHz oscillator</text:p>
          </table:table-cell>
          <table:table-cell table:style-name="ce26" office:value-type="string" calcext:value-type="string">
            <text:p>LTBPH</text:p>
          </table:table-cell>
          <table:table-cell office:value-type="string" calcext:value-type="string">
            <text:p><text:a xlink:href="https://media.digikey.com/pdf/Data%20Sheets/Microchip%20PDFs/TP060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001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V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N16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OP8</text:p>
          </table:table-cell>
          <table:table-cell office:value-type="string" calcext:value-type="string">
            <text:p>0drift instr. Amp Gmin=100</text:p>
          </table:table-cell>
          <table:table-cell office:value-type="string" calcext:value-type="string">
            <text:p>DADX</text:p>
          </table:table-cell>
          <table:table-cell office:value-type="string" calcext:value-type="string">
            <text:p><text:a xlink:href="https://ww1.microchip.com/downloads/aemDocuments/documents/OTH/ProductDocuments/DataSheets/2000531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A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74LVC1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Single Buffer/Driver With Open-Drain Output</text:p>
          </table:table-cell>
          <table:table-cell/>
          <table:table-cell office:value-type="string" calcext:value-type="string">
            <text:p><text:a xlink:href="https://ww1.microchip.com/downloads/en/DeviceDoc/20005559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MCP6V51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0drift 2MHz Amp 45V </text:p>
          </table:table-cell>
          <table:table-cell/>
          <table:table-cell office:value-type="string" calcext:value-type="string">
            <text:p><text:a xlink:href="https://ww1.microchip.com/downloads/en/DeviceDoc/mic217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3DS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Dual precision opamp</text:p>
          </table:table-cell>
          <table:table-cell/>
          <table:table-cell office:value-type="string" calcext:value-type="string">
            <text:p><text:a xlink:href="https://ww1.microchip.com/downloads/en/DeviceDoc/20006158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4D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LT1014DS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Quad precision opamp</text:p>
          </table:table-cell>
          <table:table-cell/>
          <table:table-cell office:value-type="string" calcext:value-type="string">
            <text:p><text:a xlink:href="http://ww1.microchip.com/downloads/en/DeviceDoc/lm2576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020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A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10V/V</text:p>
          </table:table-cell>
          <table:table-cell office:value-type="float" office:value="199910" calcext:value-type="float">
            <text:p>1999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B</text:p>
          </table:table-cell>
          <table:table-cell table:style-name="ce41" office:value-type="string" calcext:value-type="string">
            <text:p>CSA</text:p>
          </table:table-cell>
          <table:table-cell office:value-type="string" calcext:value-type="string">
            <text:p>LT1999CS8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MHz 80V Bidirectional CSA 20V/V</text:p>
          </table:table-cell>
          <table:table-cell office:value-type="float" office:value="199920" calcext:value-type="float">
            <text:p>19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C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2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2P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6D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2T-05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string" calcext:value-type="string">
            <text:p>25PK</text:p>
          </table:table-cell>
          <table:table-cell office:value-type="string" calcext:value-type="string">
            <text:p><text:a xlink:href="https://www.analog.com/media/en/technical-documentation/data-sheets/15412f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E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C6101ACS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23-5</text:p>
          </table:table-cell>
          <table:table-cell table:style-name="ce43" office:value-type="string" calcext:value-type="string">
            <text:p>High-Side Current Sense Amplifier 60V</text:p>
          </table:table-cell>
          <table:table-cell office:value-type="string" calcext:value-type="string">
            <text:p>LTBN0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F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MCP6C04T-100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T23-6</text:p>
          </table:table-cell>
          <table:table-cell table:style-name="ce43" office:value-type="string" calcext:value-type="string">
            <text:p>Zero-Drift, High-Side Current Sense Amplifi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analog.com/media/en/technical-documentation/data-sheets/LT1013-LT101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6G</text:p>
          </table:table-cell>
          <table:table-cell office:value-type="string" calcext:value-type="string">
            <text:p>CSA</text:p>
          </table:table-cell>
          <table:table-cell office:value-type="string" calcext:value-type="string">
            <text:p>LT6100CM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OP8</text:p>
          </table:table-cell>
          <table:table-cell table:style-name="ce43" office:value-type="string" calcext:value-type="string">
            <text:p>Gain Selectable High Side Current Sense Amplifier</text:p>
          </table:table-cell>
          <table:table-cell office:value-type="string" calcext:value-type="string">
            <text:p>LTBMV 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88ES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16</text:p>
          </table:table-cell>
          <table:table-cell table:style-name="ce43" office:value-type="string" calcext:value-type="string">
            <text:p>8-Channel CMOS Analog Multiplexers</text:p>
          </table:table-cell>
          <table:table-cell/>
          <table:table-cell office:value-type="string" calcext:value-type="string">
            <text:p><text:a xlink:href="https://www.analog.com/media/en/technical-documentation/data-sheets/117012fi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1209E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Low-Leakage Dual 4-Channel Analog Multiplex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98CPE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P16</text:p>
          </table:table-cell>
          <table:table-cell table:style-name="ce43" office:value-type="string" calcext:value-type="string">
            <text:p>8-Channel CMOS Analog Multiplex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MAX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16ch mux</text:p>
          </table:table-cell>
          <table:table-cell/>
          <table:table-cell office:value-type="string" calcext:value-type="string">
            <text:p><text:a xlink:href="https://eu.mouser.com/datasheet/2/268/supertex_vn3205-1181391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ADG33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20</text:p>
          </table:table-cell>
          <table:table-cell office:value-type="string" calcext:value-type="string">
            <text:p>Quad SPDT mux</text:p>
          </table:table-cell>
          <table:table-cell/>
          <table:table-cell office:value-type="string" calcext:value-type="string">
            <text:p><text:a xlink:href="https://ww1.microchip.com/downloads/en/DeviceDoc/mic59p60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DG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4ch mux</text:p>
          </table:table-cell>
          <table:table-cell/>
          <table:table-cell office:value-type="string" calcext:value-type="string">
            <text:p><text:a xlink:href="https://ww1.microchip.com/downloads/en/DeviceDoc/MIC5800-1-4-8-Bit-Parallel-Input-Latched-Drivers-DS20006184A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AX889RESA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200mA inverting charge pump</text:p>
          </table:table-cell>
          <table:table-cell/>
          <table:table-cell office:value-type="string" calcext:value-type="string">
            <text:p><text:a xlink:href="https://www.ti.com/lit/ds/symlink/cd4066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962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8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TC7662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40mA 18V charge pump inverting doubling</text:p>
          </table:table-cell>
          <table:table-cell/>
          <table:table-cell office:value-type="string" calcext:value-type="string">
            <text:p><text:a xlink:href="https://ww1.microchip.com/downloads/en/DeviceDoc/22075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SI8752AB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solated fet driver</text:p>
          </table:table-cell>
          <table:table-cell/>
          <table:table-cell office:value-type="string" calcext:value-type="string">
            <text:p><text:a xlink:href="https://ww1.microchip.com/downloads/en/DeviceDoc/2138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94090Y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High side load switch</text:p>
          </table:table-cell>
          <table:table-cell/>
          <table:table-cell office:value-type="string" calcext:value-type="string">
            <text:p><text:a xlink:href="https://ww1.microchip.com/downloads/en/DeviceDoc/mic5225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CP14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synchronous H bridge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TC44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30V 1.5A gate driver inverting</text:p>
          </table:table-cell>
          <table:table-cell/>
          <table:table-cell office:value-type="string" calcext:value-type="string">
            <text:p><text:a xlink:href="https://www.mouser.fr/datasheet/2/268/MIC5205_150mA_Low_Noise_LDO_Regulator_DS20005785C-293320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TTL</text:p>
          </table:table-cell>
          <table:table-cell/>
          <table:table-cell office:value-type="string" calcext:value-type="string">
            <text:p><text:a xlink:href="https://ww1.microchip.com/downloads/aemDocuments/documents/APID/ProductDocuments/DataSheets/MIC5209-500mA-Low-Noise-LDO-Regulator-DS20005720B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table:style-name="ce12" office:value-type="string" calcext:value-type="string">
            <text:p>MIC4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100V 3A/2A half-bridge gate driver 16V CMOS</text:p>
          </table:table-cell>
          <table:table-cell/>
          <table:table-cell office:value-type="string" calcext:value-type="string">
            <text:p><text:a xlink:href="https://ww1.microchip.com/downloads/en/DeviceDoc/20005415D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1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w.mouser.fr/datasheet/2/268/20005623B-1369284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5014Y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Hs/Lsgate driver 30V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MOS Driver</text:p>
          </table:table-cell>
          <table:table-cell office:value-type="string" calcext:value-type="string">
            <text:p>MIC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85V half-bridge gate driver 16V dt/shoot-through</text:p>
          </table:table-cell>
          <table:table-cell/>
          <table:table-cell office:value-type="string" calcext:value-type="string">
            <text:p><text:a xlink:href="https://ww1.microchip.com/downloads/en/DeviceDoc/MCP73831-Family-Data-Sheet-DS20001984H.pdf" xlink:type="simple">Datashee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3144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all effect sensor digital 4.5-24V OC </text:p>
          </table:table-cell>
          <table:table-cell table:number-columns-repeated="1018"/>
        </table:table-row>
        <table:table-row table:style-name="ro1" table:number-rows-repeated="10482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iroclass.$A$1" table:cell-range-address="$Tiroclass.$A$1:.$F$147"/>
        </table:named-expressions>
      </table:table>
      <table:named-expressions/>
      <table:database-ranges>
        <table:database-range table:name="__Anonymous_Sheet_DB__0" table:target-range-address="Classeur.A1:Classeur.G196" table:display-filter-buttons="true" table:orientation="column"/>
        <table:database-range table:name="__Anonymous_Sheet_DB__1" table:target-range-address="Tiroclass.A1:Tiroclass.H33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08:25:14.632149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creation-date>2021-02-20T12:50:46</meta:creation-date>
    <dc:date>2023-11-25T09:38:11.960262802</dc:date>
    <meta:generator>LibreOffice/7.6.2.1$Linux_X86_64 LibreOffice_project/60$Build-1</meta:generator>
    <meta:editing-duration>P2DT15H53M</meta:editing-duration>
    <meta:editing-cycles>267</meta:editing-cycles>
    <meta:document-statistic meta:table-count="2" meta:cell-count="30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